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a9106" officeooo:paragraph-rsid="000a9106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5dce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10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13">08:56 Oldenburg (im BZTG)</text:p>
            <text:p text:style-name="P7"><text:s/></text:p>
            <text:p text:style-name="P7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5">An der Dokumentation weiterarbeite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10">Dokumentation erweiter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10">Dokumentation erweitert,</text:p>
            <text:p text:style-name="P10">OIL , Grundlegendes 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4"><text:span text:style-name="T1">17.0</text:span><text:bookmark text:name="_GoBack"/><text:span text:style-name="T1">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20:14:28.187592709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7" meta:word-count="58" meta:character-count="453" meta:non-whitespace-character-count="3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